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56.27mm"/>
    </style:style>
    <style:style style:name="co6" style:family="table-column">
      <style:table-column-properties fo:break-before="auto" style:column-width="11.98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104.02mm"/>
    </style:style>
    <style:style style:name="co9" style:family="table-column">
      <style:table-column-properties fo:break-before="auto" style:column-width="43.11mm"/>
    </style:style>
    <style:style style:name="co10" style:family="table-column">
      <style:table-column-properties fo:break-before="auto" style:column-width="18.0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38mm" fo:break-before="auto" style:use-optimal-row-height="true"/>
    </style:style>
    <style:style style:name="ro4" style:family="table-row">
      <style:table-row-properties style:row-height="8.18mm" fo:break-before="auto" style:use-optimal-row-height="false"/>
    </style:style>
    <style:style style:name="ro5" style:family="table-row">
      <style:table-row-properties style:row-height="5.0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 style:data-style-name="N37">
      <style:table-cell-properties fo:background-color="#00ffff"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66ff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ff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4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fo:background-color="#72bf44" style:text-align-source="fix" style:repeat-content="false" fo:wrap-option="wrap" style:vertical-align="middle"/>
      <style:paragraph-properties fo:text-align="center" fo:margin-left="0mm"/>
    </style:style>
    <style:style style:name="ce37" style:family="table-cell" style:parent-style-name="Default">
      <style:table-cell-properties fo:background-color="#ed1c24" style:text-align-source="fix" style:repeat-content="false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3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mm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59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прогресс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3"/>
        <table:table-column table:style-name="co1" table:default-cell-style-name="Default"/>
        <table:table-column table:style-name="co1" table:default-cell-style-name="ce32"/>
        <table:table-column table:style-name="co4" table:default-cell-style-name="ce8"/>
        <table:table-column table:style-name="co1" table:default-cell-style-name="ce42"/>
        <table:table-column table:style-name="co1" table:default-cell-style-name="Default"/>
        <table:table-column table:style-name="co1" table:default-cell-style-name="ce34"/>
        <table:table-column table:style-name="co5" table:default-cell-style-name="Default"/>
        <table:table-column table:style-name="co1" table:default-cell-style-name="Default"/>
        <table:table-row table:style-name="ro1">
          <table:table-cell/>
          <table:table-cell table:style-name="ce1" office:value-type="float" office:value="2018" calcext:value-type="float" table:number-columns-spanned="3" table:number-rows-spanned="1">
            <text:p>2018</text:p>
          </table:table-cell>
          <table:covered-table-cell/>
          <table:covered-table-cell table:style-name="Default"/>
          <table:table-cell/>
          <table:table-cell table:style-name="ce1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Default"/>
          <table:table-cell/>
          <table:table-cell table:style-name="ce1" office:value-type="float" office:value="2020" calcext:value-type="float" table:number-columns-spanned="3" table:number-rows-spanned="1">
            <text:p>2020</text:p>
          </table:table-cell>
          <table:covered-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</table:table-row>
        <table:table-row table:style-name="ro2">
          <table:table-cell/>
          <table:table-cell table:style-name="ce3" office:value-type="date" office:date-value="2018-05-06" calcext:value-type="date">
            <text:p>06.05.18</text:p>
          </table:table-cell>
          <table:table-cell table:style-name="ce5" office:value-type="string" calcext:value-type="string">
            <text:p>Joker 2016 Эффективная работа с IDE(A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20-01-15" calcext:value-type="date">
            <text:p>15.01.20</text:p>
          </table:table-cell>
          <table:table-cell table:style-name="ce8" office:value-type="string" calcext:value-type="string">
            <text:p>Английский</text:p>
          </table:table-cell>
          <table:table-cell table:style-name="ce4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07" calcext:value-type="date">
            <text:p>07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20-01-17" calcext:value-type="date">
            <text:p>17.01.20</text:p>
          </table:table-cell>
          <table:table-cell table:style-name="ce37" office:value-type="string" calcext:value-type="string">
            <text:p>Алгоритмы</text:p>
          </table:table-cell>
          <table:table-cell table:style-name="ce4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08" calcext:value-type="date">
            <text:p>08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20-01-17" calcext:value-type="date">
            <text:p>17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9" office:value-type="date" office:date-value="2018-05-09" calcext:value-type="date" table:number-columns-spanned="1" table:number-rows-spanned="2">
            <text:p>09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20-01-18" calcext:value-type="date">
            <text:p>18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20-01-19" calcext:value-type="date">
            <text:p>19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11" calcext:value-type="float">
            <text:p>11</text:p>
          </table:table-cell>
        </table:table-row>
        <table:table-row table:style-name="ro1">
          <table:table-cell/>
          <table:table-cell table:style-name="ce3" office:value-type="date" office:date-value="2018-05-10" calcext:value-type="date">
            <text:p>10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8" calcext:value-type="date">
            <text:p>28.08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20-01-20" calcext:value-type="date">
            <text:p>20.01.20</text:p>
          </table:table-cell>
          <table:table-cell table:style-name="ce37" office:value-type="string" calcext:value-type="string">
            <text:p>Алгоритмы</text:p>
          </table:table-cell>
          <table:table-cell table:style-name="ce41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11" calcext:value-type="date" table:number-columns-spanned="1" table:number-rows-spanned="2">
            <text:p>11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0" calcext:value-type="date">
            <text:p>30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20-01-21" calcext:value-type="date">
            <text:p>21.01.20</text:p>
          </table:table-cell>
          <table:table-cell table:style-name="ce37" office:value-type="string" calcext:value-type="string">
            <text:p>Программирование</text:p>
          </table:table-cell>
          <table:table-cell table:style-name="ce41"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20-01-21" calcext:value-type="date">
            <text:p>21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5-12" calcext:value-type="date">
            <text:p>12.05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20-01-22" calcext:value-type="date">
            <text:p>22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3" office:value-type="date" office:date-value="2018-05-13" calcext:value-type="date">
            <text:p>13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8" calcext:value-type="float">
            <text:p>8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6" office:value-type="string" calcext:value-type="string">
            <text:p>про рефакторинг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20-01-26" calcext:value-type="date">
            <text:p>26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14" calcext:value-type="date">
            <text:p>14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20-01-27" calcext:value-type="date">
            <text:p>27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" office:value-type="date" office:date-value="2018-05-15" calcext:value-type="date">
            <text:p>15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20-01-29" calcext:value-type="date">
            <text:p>29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6" calcext:value-type="date">
            <text:p>16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20-01-30" calcext:value-type="date">
            <text:p>30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7" calcext:value-type="date">
            <text:p>17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20-02-01" calcext:value-type="date">
            <text:p>01.02.20</text:p>
          </table:table-cell>
          <table:table-cell table:style-name="ce43" office:value-type="string" calcext:value-type="string">
            <text:p>jpoint</text:p>
          </table:table-cell>
          <table:table-cell table:style-name="ce4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8" calcext:value-type="date" table:number-columns-spanned="1" table:number-rows-spanned="2">
            <text:p>18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6" calcext:value-type="date">
            <text:p>06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20-02-01" calcext:value-type="date">
            <text:p>01.02.20</text:p>
          </table:table-cell>
          <table:table-cell table:style-name="ce37" office:value-type="string" calcext:value-type="string">
            <text:p>Алгоритмы</text:p>
          </table:table-cell>
          <table:table-cell table:style-name="ce41" office:value-type="float" office:value="13" calcext:value-type="float">
            <text:p>13</text:p>
          </table:table-cell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7" calcext:value-type="date">
            <text:p>07.09.19</text:p>
          </table:table-cell>
          <table:table-cell table:style-name="ce6" office:value-type="string" calcext:value-type="string">
            <text:p>тестовое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20-02-02" calcext:value-type="date">
            <text:p>02.02.20</text:p>
          </table:table-cell>
          <table:table-cell table:style-name="ce43" office:value-type="string" calcext:value-type="string">
            <text:p>tests</text:p>
          </table:table-cell>
          <table:table-cell table:style-name="ce41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9" calcext:value-type="date">
            <text:p>19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20-02-02" calcext:value-type="date">
            <text:p>02.02.20</text:p>
          </table:table-cell>
          <table:table-cell table:style-name="ce37" office:value-type="string" calcext:value-type="string">
            <text:p>Алгоритмы</text:p>
          </table:table-cell>
          <table:table-cell table:style-name="ce41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9" office:value-type="date" office:date-value="2018-05-21" calcext:value-type="date" table:number-columns-spanned="1" table:number-rows-spanned="2">
            <text:p>21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20-02-09" calcext:value-type="date">
            <text:p>09.02.20</text:p>
          </table:table-cell>
          <table:table-cell table:style-name="ce43" office:value-type="string" calcext:value-type="string">
            <text:p>подкаст</text:p>
          </table:table-cell>
          <table:table-cell table:style-name="ce41"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20-02-11" calcext:value-type="date">
            <text:p>11.02.20</text:p>
          </table:table-cell>
          <table:table-cell table:style-name="ce37" office:value-type="string" calcext:value-type="string">
            <text:p>Алгоритмы</text:p>
          </table:table-cell>
          <table:table-cell table:style-name="ce41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3" office:value-type="date" office:date-value="2018-05-22" calcext:value-type="date">
            <text:p>22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20-02-12" calcext:value-type="date">
            <text:p>12.02.20</text:p>
          </table:table-cell>
          <table:table-cell table:style-name="ce37" office:value-type="string" calcext:value-type="string">
            <text:p>Алгоритмы</text:p>
          </table:table-cell>
          <table:table-cell table:style-name="ce41"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3" office:value-type="date" office:date-value="2018-05-23" calcext:value-type="date">
            <text:p>23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7" calcext:value-type="date">
            <text:p>17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20-02-13" calcext:value-type="date">
            <text:p>13.02.20</text:p>
          </table:table-cell>
          <table:table-cell table:style-name="ce37" office:value-type="string" calcext:value-type="string">
            <text:p>Алгоритмы</text:p>
          </table:table-cell>
          <table:table-cell table:style-name="ce41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ce3" office:value-type="date" office:date-value="2018-05-24" calcext:value-type="date">
            <text:p>24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8" calcext:value-type="date">
            <text:p>18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20-02-14" calcext:value-type="date">
            <text:p>14.02.20</text:p>
          </table:table-cell>
          <table:table-cell table:style-name="ce37" office:value-type="string" calcext:value-type="string">
            <text:p>Алгоритмы</text:p>
          </table:table-cell>
          <table:table-cell table:style-name="ce41" office:value-type="float" office:value="11" calcext:value-type="float">
            <text:p>11</text:p>
          </table:table-cell>
        </table:table-row>
        <table:table-row table:style-name="ro1">
          <table:table-cell/>
          <table:table-cell table:style-name="ce19" office:value-type="date" office:date-value="2018-05-25" calcext:value-type="date" table:number-columns-spanned="1" table:number-rows-spanned="2">
            <text:p>25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0" calcext:value-type="date">
            <text:p>20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20-02-14" calcext:value-type="date">
            <text:p>14.02.20</text:p>
          </table:table-cell>
          <table:table-cell table:style-name="ce8" office:value-type="string" calcext:value-type="string">
            <text:p>English</text:p>
          </table:table-cell>
          <table:table-cell table:style-name="ce41" office:value-type="float" office:value="7" calcext:value-type="float">
            <text:p>7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7" calcext:value-type="float">
            <text:p>7</text:p>
          </table:table-cell>
          <table:table-cell/>
          <table:table-cell office:value-type="date" office:date-value="2020-02-15" calcext:value-type="date">
            <text:p>15.02.20</text:p>
          </table:table-cell>
          <table:table-cell table:style-name="ce8" office:value-type="string" calcext:value-type="string">
            <text:p>English</text:p>
          </table:table-cell>
          <table:table-cell table:style-name="ce4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26" calcext:value-type="date" table:number-columns-spanned="1" table:number-rows-spanned="3">
            <text:p>26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6" calcext:value-type="float">
            <text:p>6</text:p>
          </table:table-cell>
          <table:table-cell/>
          <table:table-cell office:value-type="date" office:date-value="2020-02-15" calcext:value-type="date">
            <text:p>15.02.20</text:p>
          </table:table-cell>
          <table:table-cell table:style-name="ce37" office:value-type="string" calcext:value-type="string">
            <text:p>Алгоритмы</text:p>
          </table:table-cell>
          <table:table-cell table:style-name="ce41" office:value-type="float" office:value="7" calcext:value-type="float">
            <text:p>7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style-name="ce14"/>
          <table:table-cell office:value-type="date" office:date-value="2019-09-22" calcext:value-type="date">
            <text:p>22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20-02-16" calcext:value-type="date">
            <text:p>16.02.20</text:p>
          </table:table-cell>
          <table:table-cell table:style-name="ce37" office:value-type="string" calcext:value-type="string">
            <text:p>Алгоритмы</text:p>
          </table:table-cell>
          <table:table-cell table:style-name="ce41" office:value-type="float" office:value="19" calcext:value-type="float">
            <text:p>19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ю. Maven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4" calcext:value-type="date">
            <text:p>24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20-02-17" calcext:value-type="date">
            <text:p>17.02.20</text:p>
          </table:table-cell>
          <table:table-cell table:style-name="ce37" office:value-type="string" calcext:value-type="string">
            <text:p>Алгоритмы</text:p>
          </table:table-cell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5-27" calcext:value-type="date" table:number-columns-spanned="1" table:number-rows-spanned="3">
            <text:p>27.05.18</text:p>
          </table:table-cell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5" calcext:value-type="date">
            <text:p>2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20-02-17" calcext:value-type="date">
            <text:p>17.02.20</text:p>
          </table:table-cell>
          <table:table-cell table:style-name="ce37" office:value-type="string" calcext:value-type="string">
            <text:p>Разработка ПО</text:p>
          </table:table-cell>
          <table:table-cell table:style-name="ce41" office:value-type="float" office:value="15" calcext:value-type="float">
            <text:p>15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8" calcext:value-type="date">
            <text:p>28.09.19</text:p>
          </table:table-cell>
          <table:table-cell table:style-name="ce6" office:value-type="string" calcext:value-type="string">
            <text:p>переработка видео Виктора</text:p>
          </table:table-cell>
          <table:table-cell office:value-type="float" office:value="11" calcext:value-type="float">
            <text:p>11</text:p>
          </table:table-cell>
          <table:table-cell/>
          <table:table-cell office:value-type="date" office:date-value="2020-02-18" calcext:value-type="date">
            <text:p>18.02.20</text:p>
          </table:table-cell>
          <table:table-cell table:style-name="ce37" office:value-type="string" calcext:value-type="string">
            <text:p>Разработка ПО</text:p>
          </table:table-cell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09-28" calcext:value-type="date">
            <text:p>28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20-02-18" calcext:value-type="date">
            <text:p>18.02.20</text:p>
          </table:table-cell>
          <table:table-cell table:style-name="ce37" office:value-type="string" calcext:value-type="string">
            <text:p>мат логика</text:p>
          </table:table-cell>
          <table:table-cell table:style-name="ce41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9" calcext:value-type="date" table:number-columns-spanned="1" table:number-rows-spanned="2">
            <text:p>29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09-29" calcext:value-type="date">
            <text:p>29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8" calcext:value-type="float">
            <text:p>8</text:p>
          </table:table-cell>
          <table:table-cell/>
          <table:table-cell office:value-type="date" office:date-value="2020-02-18" calcext:value-type="date">
            <text:p>18.02.20</text:p>
          </table:table-cell>
          <table:table-cell table:style-name="ce7" office:value-type="string" calcext:value-type="string">
            <text:p>topjava(проект)</text:p>
          </table:table-cell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20-02-19" calcext:value-type="date">
            <text:p>19.02.20</text:p>
          </table:table-cell>
          <table:table-cell table:style-name="ce43" office:value-type="string" calcext:value-type="string">
            <text:p>spring boot</text:p>
          </table:table-cell>
          <table:table-cell table:style-name="ce41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9" office:value-type="date" office:date-value="2018-05-30" calcext:value-type="date" table:number-columns-spanned="1" table:number-rows-spanned="2">
            <text:p>30.05.18</text:p>
          </table:table-cell>
          <table:table-cell table:style-name="ce11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20-02-19" calcext:value-type="date">
            <text:p>19.02.20</text:p>
          </table:table-cell>
          <table:table-cell table:style-name="ce43" office:value-type="string" calcext:value-type="string">
            <text:p>статья</text:p>
          </table:table-cell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4"/>
          <table:table-cell table:style-name="ce12" office:value-type="string" calcext:value-type="string">
            <text:p>видео. Логгирование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4" calcext:value-type="date">
            <text:p>04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20-02-20" calcext:value-type="date">
            <text:p>20.02.20</text:p>
          </table:table-cell>
          <table:table-cell table:style-name="ce43" office:value-type="string" calcext:value-type="string">
            <text:p>статья</text:p>
          </table:table-cell>
          <table:table-cell table:style-name="ce4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31" calcext:value-type="date">
            <text:p>31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5" calcext:value-type="date">
            <text:p>05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20-03-04" calcext:value-type="date">
            <text:p>04.03.20</text:p>
          </table:table-cell>
          <table:table-cell table:style-name="ce43" office:value-type="string" calcext:value-type="string">
            <text:p>статья</text:p>
          </table:table-cell>
          <table:table-cell table:style-name="ce41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1" calcext:value-type="date">
            <text:p>01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6" office:value-type="string" calcext:value-type="string">
            <text:p>JLV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20-03-09" calcext:value-type="date">
            <text:p>09.03.20</text:p>
          </table:table-cell>
          <table:table-cell table:style-name="ce43" office:value-type="string" calcext:value-type="string">
            <text:p>статья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6-02" calcext:value-type="date">
            <text:p>02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20-03-09" calcext:value-type="date">
            <text:p>09.03.20</text:p>
          </table:table-cell>
          <table:table-cell table:style-name="ce8" office:value-type="string" calcext:value-type="string">
            <text:p>English</text:p>
          </table:table-cell>
          <table:table-cell table:style-name="ce41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9" office:value-type="date" office:date-value="2018-06-03" calcext:value-type="date">
            <text:p>0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0-08" calcext:value-type="date">
            <text:p>0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20-03-11" calcext:value-type="date">
            <text:p>11.03.20</text:p>
          </table:table-cell>
          <table:table-cell table:style-name="ce7" office:value-type="string" calcext:value-type="string">
            <text:p>topjava(проект)</text:p>
          </table:table-cell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6-04" calcext:value-type="date">
            <text:p>04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table:style-name="ce12" office:value-type="string" calcext:value-type="string">
            <text:p>введение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20-03-12" calcext:value-type="date">
            <text:p>12.03.20</text:p>
          </table:table-cell>
          <table:table-cell table:style-name="ce7" office:value-type="string" calcext:value-type="string">
            <text:p>topjava(проект)</text:p>
          </table:table-cell>
          <table:table-cell table:style-name="ce4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05" calcext:value-type="date">
            <text:p>05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20-03-13" calcext:value-type="date">
            <text:p>13.03.20</text:p>
          </table:table-cell>
          <table:table-cell table:style-name="ce7" office:value-type="string" calcext:value-type="string">
            <text:p>topjava(проект)</text:p>
          </table:table-cell>
          <table:table-cell table:style-name="ce41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9" office:value-type="date" office:date-value="2018-06-06" calcext:value-type="date">
            <text:p>06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0" calcext:value-type="date">
            <text:p>10.10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20-03-14" calcext:value-type="date">
            <text:p>14.03.20</text:p>
          </table:table-cell>
          <table:table-cell table:style-name="ce43" office:value-type="string" calcext:value-type="string">
            <text:p>обзор пулов</text:p>
          </table:table-cell>
          <table:table-cell table:style-name="ce4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07" calcext:value-type="date">
            <text:p>07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3" calcext:value-type="date">
            <text:p>13.10.19</text:p>
          </table:table-cell>
          <table:table-cell table:style-name="ce6" office:value-type="string" calcext:value-type="string">
            <text:p>testing video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20-03-14" calcext:value-type="date">
            <text:p>14.03.20</text:p>
          </table:table-cell>
          <table:table-cell table:style-name="ce7" office:value-type="string" calcext:value-type="string">
            <text:p>topjava(проект)</text:p>
          </table:table-cell>
          <table:table-cell table:style-name="ce41" office:value-type="float" office:value="11" calcext:value-type="float">
            <text:p>11</text:p>
          </table:table-cell>
        </table:table-row>
        <table:table-row table:style-name="ro1">
          <table:table-cell/>
          <table:table-cell table:style-name="ce19" office:value-type="date" office:date-value="2018-06-08" calcext:value-type="date">
            <text:p>08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5" calcext:value-type="date">
            <text:p>15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20-03-15" calcext:value-type="date">
            <text:p>15.03.20</text:p>
          </table:table-cell>
          <table:table-cell table:style-name="ce7" office:value-type="string" calcext:value-type="string">
            <text:p>topjava(проект)</text:p>
          </table:table-cell>
          <table:table-cell table:style-name="ce41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9" office:value-type="date" office:date-value="2018-06-09" calcext:value-type="date">
            <text:p>09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6" calcext:value-type="date">
            <text:p>16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20-03-15" calcext:value-type="date">
            <text:p>15.03.20</text:p>
          </table:table-cell>
          <table:table-cell table:style-name="ce8" office:value-type="string" calcext:value-type="string">
            <text:p>English</text:p>
          </table:table-cell>
          <table:table-cell table:style-name="ce41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17" calcext:value-type="date">
            <text:p>17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7" calcext:value-type="date">
            <text:p>17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20-03-16" calcext:value-type="date">
            <text:p>16.03.20</text:p>
          </table:table-cell>
          <table:table-cell table:style-name="ce7" office:value-type="string" calcext:value-type="string">
            <text:p>topjava(проект)</text:p>
          </table:table-cell>
          <table:table-cell table:style-name="ce41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0" calcext:value-type="date">
            <text:p>20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table-cell table:style-name="ce19" office:value-type="date" office:date-value="2018-06-23" calcext:value-type="date">
            <text:p>2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table-cell table:style-name="ce19" office:value-type="date" office:date-value="2018-06-24" calcext:value-type="date" table:number-columns-spanned="1" table:number-rows-spanned="2">
            <text:p>24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9" calcext:value-type="date">
            <text:p>19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0" calcext:value-type="date">
            <text:p>20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table-cell table:style-name="ce19" office:value-type="date" office:date-value="2018-06-25" calcext:value-type="date">
            <text:p>25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2" calcext:value-type="date">
            <text:p>22.10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6" calcext:value-type="date">
            <text:p>26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3" calcext:value-type="date">
            <text:p>23.10.19</text:p>
          </table:table-cell>
          <table:table-cell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07" calcext:value-type="date">
            <text:p>07.07.18</text:p>
          </table:table-cell>
          <table:table-cell table:style-name="ce7" office:value-type="string" calcext:value-type="string">
            <text:p>topjava(проект)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office:value-type="date" office:date-value="2019-10-25" calcext:value-type="date">
            <text:p>25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08" calcext:value-type="date" table:number-columns-spanned="1" table:number-rows-spanned="2">
            <text:p>08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6" office:value-type="string" calcext:value-type="string">
            <text:p>video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0" calcext:value-type="date">
            <text:p>10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2" calcext:value-type="date" table:number-columns-spanned="1" table:number-rows-spanned="2">
            <text:p>12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4" calcext:value-type="date">
            <text:p>1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0" calcext:value-type="date">
            <text:p>30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5" calcext:value-type="date" table:number-columns-spanned="1" table:number-rows-spanned="2">
            <text:p>1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1" calcext:value-type="date">
            <text:p>31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01" calcext:value-type="date">
            <text:p>01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16" calcext:value-type="date">
            <text:p>16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2" calcext:value-type="date">
            <text:p>02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17" calcext:value-type="date">
            <text:p>17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03" calcext:value-type="date">
            <text:p>03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0" calcext:value-type="date" table:number-columns-spanned="1" table:number-rows-spanned="2">
            <text:p>20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04" calcext:value-type="date">
            <text:p>04.11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05" calcext:value-type="date">
            <text:p>05.11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3" calcext:value-type="date" table:number-columns-spanned="1" table:number-rows-spanned="2">
            <text:p>23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1-05" calcext:value-type="date">
            <text:p>05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6" calcext:value-type="date">
            <text:p>06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4" calcext:value-type="date" table:number-columns-spanned="1" table:number-rows-spanned="2">
            <text:p>2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8" calcext:value-type="date">
            <text:p>08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8" calcext:value-type="date">
            <text:p>08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5" calcext:value-type="date">
            <text:p>2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9" calcext:value-type="date">
            <text:p>09.11.19</text:p>
          </table:table-cell>
          <table:table-cell table:style-name="ce6" office:value-type="string" calcext:value-type="string">
            <text:p>blog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7" calcext:value-type="date">
            <text:p>27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9" calcext:value-type="date">
            <text:p>09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8" calcext:value-type="date">
            <text:p>28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0" calcext:value-type="date">
            <text:p>10.11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9" calcext:value-type="date">
            <text:p>29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0" calcext:value-type="date">
            <text:p>10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30" calcext:value-type="date">
            <text:p>30.07.18</text:p>
          </table:table-cell>
          <table:table-cell table:style-name="ce9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11" calcext:value-type="date">
            <text:p>11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2" calcext:value-type="date">
            <text:p>0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3" calcext:value-type="date">
            <text:p>13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3" calcext:value-type="date">
            <text:p>03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5" calcext:value-type="date">
            <text:p>15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4" calcext:value-type="date">
            <text:p>04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6" office:value-type="string" calcext:value-type="string">
            <text:p>сериализация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8-05" calcext:value-type="date" table:number-columns-spanned="1" table:number-rows-spanned="4">
            <text:p>05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16" calcext:value-type="date">
            <text:p>16.11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 (книжечка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7" calcext:value-type="date">
            <text:p>07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8" calcext:value-type="date">
            <text:p>08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0" calcext:value-type="date">
            <text:p>10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1" calcext:value-type="date">
            <text:p>21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1" calcext:value-type="date">
            <text:p>11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2" calcext:value-type="date">
            <text:p>22.11.19</text:p>
          </table:table-cell>
          <table:table-cell table:style-name="ce6" office:value-type="string" calcext:value-type="string">
            <text:p>работа с gi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8-12" calcext:value-type="date" table:number-columns-spanned="1" table:number-rows-spanned="2">
            <text:p>12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2" calcext:value-type="date">
            <text:p>22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5" calcext:value-type="date">
            <text:p>25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4" calcext:value-type="date">
            <text:p>14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6" calcext:value-type="date">
            <text:p>26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5" calcext:value-type="date">
            <text:p>15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7" calcext:value-type="date">
            <text:p>27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6" calcext:value-type="date">
            <text:p>16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7" calcext:value-type="date">
            <text:p>27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7" calcext:value-type="date">
            <text:p>17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9" calcext:value-type="date">
            <text:p>29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8" calcext:value-type="date">
            <text:p>18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9" calcext:value-type="date">
            <text:p>29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0" calcext:value-type="date">
            <text:p>20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30" calcext:value-type="date">
            <text:p>30.11.19</text:p>
          </table:table-cell>
          <table:table-cell table:style-name="ce6" office:value-type="string" calcext:value-type="string">
            <text:p>hibernate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1" calcext:value-type="date">
            <text:p>21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6" office:value-type="string" calcext:value-type="string">
            <text:p>hibernate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2" calcext:value-type="date">
            <text:p>2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3" calcext:value-type="date">
            <text:p>23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5" calcext:value-type="date">
            <text:p>25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2-02" calcext:value-type="date">
            <text:p>02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6" calcext:value-type="date">
            <text:p>26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2-04" calcext:value-type="date">
            <text:p>04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5" calcext:value-type="date">
            <text:p>05.12.19</text:p>
          </table:table-cell>
          <table:table-cell table:style-name="ce6" office:value-type="string" calcext:value-type="string">
            <text:p>stepic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5" calcext:value-type="date">
            <text:p>05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7" calcext:value-type="date">
            <text:p>07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7" calcext:value-type="date">
            <text:p>07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8" calcext:value-type="date">
            <text:p>08.12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8" calcext:value-type="date">
            <text:p>08.12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9" calcext:value-type="date">
            <text:p>09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0" calcext:value-type="date">
            <text:p>10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0" calcext:value-type="date">
            <text:p>10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1" calcext:value-type="date">
            <text:p>11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2" calcext:value-type="date">
            <text:p>12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2" calcext:value-type="date">
            <text:p>12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2" calcext:value-type="date">
            <text:p>12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Default"/>
          <table:table-cell/>
          <table:table-cell table:style-name="ce34" office:value-type="date" office:date-value="2019-12-15" calcext:value-type="date">
            <text:p>15.12.19</text:p>
          </table:table-cell>
          <table:table-cell table:style-name="ce35" office:value-type="string" calcext:value-type="string">
            <text:p>Математическая логика</text:p>
          </table:table-cell>
          <table:table-cell table:style-name="ce41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style-name="ce34" office:value-type="date" office:date-value="2019-12-15" calcext:value-type="date">
            <text:p>15.12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6" calcext:value-type="date">
            <text:p>16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7" calcext:value-type="date">
            <text:p>17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8" calcext:value-type="date">
            <text:p>18.12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9" calcext:value-type="date">
            <text:p>19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1" calcext:value-type="date">
            <text:p>21.12.19</text:p>
          </table:table-cell>
          <table:table-cell table:style-name="ce6" office:value-type="string" calcext:value-type="string">
            <text:p>testing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1" calcext:value-type="date">
            <text:p>21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Default"/>
          <table:table-cell/>
          <table:table-cell table:style-name="ce34" office:value-type="date" office:date-value="2019-12-21" calcext:value-type="date">
            <text:p>21.12.19</text:p>
          </table:table-cell>
          <table:table-cell table:style-name="ce35" office:value-type="string" calcext:value-type="string">
            <text:p>Математическая логика</text:p>
          </table:table-cell>
          <table:table-cell table:style-name="ce41" office:value-type="float" office:value="10" calcext:value-type="float">
            <text:p>10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Default"/>
          <table:table-cell/>
          <table:table-cell table:style-name="ce34" office:value-type="date" office:date-value="2019-12-22" calcext:value-type="date">
            <text:p>22.12.19</text:p>
          </table:table-cell>
          <table:table-cell table:style-name="ce35" office:value-type="string" calcext:value-type="string">
            <text:p>Математическая логика</text:p>
          </table:table-cell>
          <table:table-cell table:style-name="ce41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style-name="ce34" office:value-type="date" office:date-value="2019-12-22" calcext:value-type="date">
            <text:p>22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3" calcext:value-type="date">
            <text:p>23.12.19</text:p>
          </table:table-cell>
          <table:table-cell table:style-name="ce9" office:value-type="string" calcext:value-type="string">
            <text:p>TDD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4" calcext:value-type="date">
            <text:p>24.12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5" calcext:value-type="date">
            <text:p>25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6" calcext:value-type="date">
            <text:p>26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7" calcext:value-type="date">
            <text:p>27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8" calcext:value-type="date">
            <text:p>28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number-rows-repeated="21">
          <table:table-cell table:number-columns-repeated="3"/>
          <table:table-cell table:style-name="Default"/>
          <table:table-cell/>
          <table:table-cell table:style-name="ce42" table:number-columns-repeated="2"/>
          <table:table-cell table:number-columns-repeated="5"/>
        </table:table-row>
        <table:table-row table:style-name="ro1" table:number-rows-repeated="6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4"/>
        </table:table-row>
      </table:table>
      <table:table table:name="readMe" table:style-name="ta1">
        <table:table-column table:style-name="co1" table:default-cell-style-name="Default"/>
        <table:table-column table:style-name="co6" table:default-cell-style-name="ce41"/>
        <table:table-column table:style-name="co7" table:default-cell-style-name="ce52"/>
        <table:table-column table:style-name="co8" table:default-cell-style-name="ce52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Осн. Задачи</text:p>
          </table:table-cell>
          <table:table-cell table:style-name="Default"/>
          <table:table-cell table:number-columns-repeated="4"/>
          <table:table-cell office:value-type="string" calcext:value-type="string">
            <text:p>лишнее</text:p>
          </table:table-cell>
          <table:table-cell office:value-type="string" calcext:value-type="string">
            <text:p>норма</text:p>
          </table:table-cell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topjava(проект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Шилдт</text:p>
          </table:table-cell>
          <table:table-cell table:number-columns-repeated="2"/>
          <table:table-cell table:style-name="ce9" office:value-type="string" calcext:value-type="string">
            <text:p>книга</text:p>
          </table:table-cell>
          <table:table-cell table:style-name="ce41" table:number-columns-repeated="3"/>
          <table:table-cell table:style-name="ce41" office:value-type="float" office:value="4" calcext:value-type="float" table:number-columns-spanned="1" table:number-rows-spanned="2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English</text:p>
          </table:table-cell>
          <table:table-cell table:number-columns-repeated="2"/>
          <table:table-cell table:style-name="ce7" office:value-type="string" calcext:value-type="string">
            <text:p>topjava(проект)</text:p>
          </table:table-cell>
          <table:table-cell table:style-name="ce41" office:value-type="float" office:value="28" calcext:value-type="float">
            <text:p>28</text:p>
          </table:table-cell>
          <table:table-cell table:style-name="ce47"/>
          <table:table-cell table:style-name="ce41"/>
          <table:covered-table-cell table:style-name="ce4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Java</text:p>
          </table:table-cell>
          <table:table-cell table:number-columns-repeated="2"/>
          <table:table-cell table:style-name="ce8" office:value-type="string" calcext:value-type="string">
            <text:p>English</text:p>
          </table:table-cell>
          <table:table-cell table:style-name="ce41" office:value-type="float" office:value="0" calcext:value-type="float">
            <text:p>0</text:p>
          </table:table-cell>
          <table:table-cell table:style-name="ce41" table:number-columns-repeated="2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scala</text:p>
          </table:table-cell>
          <table:table-cell table:number-columns-repeated="2"/>
          <table:table-cell table:style-name="ce43" office:value-type="string" calcext:value-type="string">
            <text:p>Другое</text:p>
          </table:table-cell>
          <table:table-cell table:style-name="ce41" office:value-type="float" office:value="14" calcext:value-type="float">
            <text:p>14</text:p>
          </table:table-cell>
          <table:table-cell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Видео</text:p>
          </table:table-cell>
          <table:table-cell table:number-columns-repeated="2"/>
          <table:table-cell table:style-name="ce44" office:value-type="string" calcext:value-type="string">
            <text:p>проект</text:p>
          </table:table-cell>
          <table:table-cell table:style-name="ce41" table:number-columns-repeated="3"/>
          <table:table-cell table:style-name="ce41" office:value-type="float" office:value="4" calcext:value-type="float">
            <text:p>4</text:p>
          </table:table-cell>
        </table:table-row>
        <table:table-row table:style-name="ro5">
          <table:table-cell table:number-columns-repeated="5"/>
          <table:table-cell table:style-name="ce37" office:value-type="string" calcext:value-type="string">
            <text:p>Учеба</text:p>
          </table:table-cell>
          <table:table-cell table:style-name="ce41" office:value-type="float" office:value="111" calcext:value-type="float">
            <text:p>111</text:p>
          </table:table-cell>
          <table:table-cell/>
          <table:table-cell table:style-name="ce42"/>
          <table:table-cell table:style-name="ce41" office:value-type="float" office:value="16" calcext:value-type="float">
            <text:p>16</text:p>
          </table:table-cell>
        </table:table-row>
        <table:table-row table:style-name="ro1">
          <table:table-cell table:number-columns-repeated="5"/>
          <table:table-cell table:style-name="ce41" table:number-columns-repeated="2"/>
          <table:table-cell office:value-type="string" calcext:value-type="string">
            <text:p><text:s/></text:p>
          </table:table-cell>
          <table:table-cell/>
          <table:table-cell table:style-name="ce41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2"/>
          <table:table-cell table:style-name="ce46" office:value-type="string" calcext:value-type="string">
            <text:p>Итоги</text:p>
          </table:table-cell>
          <table:table-cell table:style-name="ce41"/>
          <table:table-cell/>
          <table:table-cell table:style-name="ce42"/>
          <table:table-cell table:style-name="ce41" office:value-type="string" calcext:value-type="string">
            <text:p>1 раз/нед</text:p>
          </table:table-cell>
        </table:table-row>
        <table:table-row table:style-name="ro1" table:number-rows-repeated="6">
          <table:table-cell table:style-name="ce40"/>
          <table:table-cell table:number-columns-repeated="9"/>
        </table:table-row>
        <table:table-row table:style-name="ro1" table:number-rows-repeated="12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41"/>
          <table:table-cell table:number-columns-repeated="7"/>
        </table:table-row>
        <table:table-row table:style-name="ro1">
          <table:table-cell/>
          <table:table-cell table:style-name="ce42" table:number-columns-repeated="3"/>
          <table:table-cell table:number-columns-repeated="6"/>
        </table:table-row>
      </table:table>
      <table:table table:name="Книги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бщее развитие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горитмы</text:p>
          </table:table-cell>
        </table:table-row>
      </table:table>
      <table:table table:name="actual" table:style-name="ta1">
        <table:table-column table:style-name="co1" table:number-columns-repeated="27" table:default-cell-style-name="Default"/>
        <table:table-row table:style-name="ro1">
          <table:table-cell table:style-name="ce59" office:value-type="string" calcext:value-type="string">
            <text:p>Список дел</text:p>
          </table:table-cell>
          <table:table-cell table:number-columns-repeated="2"/>
          <table:table-cell table:style-name="ce60" office:value-type="string" calcext:value-type="string">
            <text:p>на август</text:p>
          </table:table-cell>
          <table:table-cell table:number-columns-repeated="22"/>
          <table:table-cell office:value-type="string" calcext:value-type="string">
            <text:p>Планировать и подбивать итоги раз в неделю/год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Определить день (разбирать все бумажки и вкладк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Конкретные дела на период (выполнимые цел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Время д — СБ 1 час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Раз в неделю разбирать бумажки и приводить ссылки в порядок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Свободный урок, какую-нибудь технологию</text:p>
          </table:table-cell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6">00.00.0000</text:date>, <text:time style:data-style-name="N2" text:time-value="21:25:45.629931097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8:32:30.621666751</meta:creation-date>
    <meta:generator>LibreOffice/6.0.7.3$Linux_X86_64 LibreOffice_project/00m0$Build-3</meta:generator>
    <dc:date>2020-03-16T22:45:02.440146245</dc:date>
    <meta:editing-duration>P161DT22H26M24S</meta:editing-duration>
    <meta:editing-cycles>1019</meta:editing-cycles>
    <meta:document-statistic meta:table-count="5" meta:cell-count="854" meta:object-count="0"/>
  </office:meta>
</office:document-meta>
</file>